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officeooo:paragraph-rsid="00113120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3173b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1866d1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4ea2f5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567c6f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56d96f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6bfbff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717159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818b1a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fo:font-weight="bold" officeooo:paragraph-rsid="000e948b" style:font-name-asian="WenQuanYi Micro Hei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WenQuanYi Micro Hei" fo:font-size="12pt" fo:font-weight="bold" officeooo:paragraph-rsid="003deeb0" style:font-name-asian="WenQuanYi Micro Hei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WenQuanYi Micro Hei" fo:font-size="12pt" fo:font-weight="bold" officeooo:paragraph-rsid="006b0c0f" style:font-name-asian="WenQuanYi Micro Hei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WenQuanYi Micro Hei" fo:font-size="12pt" fo:font-weight="bold" officeooo:paragraph-rsid="00818b1a" style:font-name-asian="WenQuanYi Micro Hei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WenQuanYi Micro Hei" fo:font-size="12pt" fo:font-weight="normal" officeooo:paragraph-rsid="0013173b" style:font-name-asian="WenQuanYi Micro Hei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WenQuanYi Micro Hei" fo:font-size="12pt" fo:font-weight="normal" officeooo:paragraph-rsid="00567c6f" style:font-name-asian="WenQuanYi Micro Hei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WenQuanYi Micro Hei" fo:font-size="12pt" fo:font-weight="normal" officeooo:paragraph-rsid="006b0c0f" style:font-name-asian="WenQuanYi Micro Hei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background-color="#e6e6ff">
        <style:background-image/>
      </style:paragraph-properties>
    </style:style>
    <style:style style:name="P1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style:font-size-asian="12pt" style:font-size-complex="12pt"/>
    </style:style>
    <style:style style:name="P1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4332f4" style:font-size-asian="12pt" style:font-size-complex="12pt"/>
    </style:style>
    <style:style style:name="T1" style:family="text">
      <style:text-properties officeooo:rsid="000e948b"/>
    </style:style>
    <style:style style:name="T2" style:family="text">
      <style:text-properties officeooo:rsid="0014e184"/>
    </style:style>
    <style:style style:name="T3" style:family="text">
      <style:text-properties officeooo:rsid="00153a42"/>
    </style:style>
    <style:style style:name="T4" style:family="text">
      <style:text-properties officeooo:rsid="0016cf15"/>
    </style:style>
    <style:style style:name="T5" style:family="text">
      <style:text-properties style:font-name="WenQuanYi Micro Hei" fo:font-size="12pt" style:font-size-asian="12pt" style:font-size-complex="12pt"/>
    </style:style>
    <style:style style:name="T6" style:family="text">
      <style:text-properties officeooo:rsid="0019dcfb"/>
    </style:style>
    <style:style style:name="T7" style:family="text">
      <style:text-properties officeooo:rsid="001bc4a3"/>
    </style:style>
    <style:style style:name="T8" style:family="text">
      <style:text-properties officeooo:rsid="001cfa93"/>
    </style:style>
    <style:style style:name="T9" style:family="text">
      <style:text-properties officeooo:rsid="001e8241"/>
    </style:style>
    <style:style style:name="T10" style:family="text">
      <style:text-properties officeooo:rsid="0020760c"/>
    </style:style>
    <style:style style:name="T11" style:family="text">
      <style:text-properties officeooo:rsid="0022381a"/>
    </style:style>
    <style:style style:name="T12" style:family="text">
      <style:text-properties officeooo:rsid="00256a8a"/>
    </style:style>
    <style:style style:name="T13" style:family="text">
      <style:text-properties officeooo:rsid="002674e0"/>
    </style:style>
    <style:style style:name="T14" style:family="text">
      <style:text-properties officeooo:rsid="00277446"/>
    </style:style>
    <style:style style:name="T15" style:family="text">
      <style:text-properties officeooo:rsid="00286e8a"/>
    </style:style>
    <style:style style:name="T16" style:family="text">
      <style:text-properties officeooo:rsid="00290758"/>
    </style:style>
    <style:style style:name="T17" style:family="text">
      <style:text-properties officeooo:rsid="002b029a"/>
    </style:style>
    <style:style style:name="T18" style:family="text">
      <style:text-properties officeooo:rsid="002c4660"/>
    </style:style>
    <style:style style:name="T19" style:family="text">
      <style:text-properties officeooo:rsid="002f3669"/>
    </style:style>
    <style:style style:name="T20" style:family="text">
      <style:text-properties officeooo:rsid="0030e6ec"/>
    </style:style>
    <style:style style:name="T21" style:family="text">
      <style:text-properties officeooo:rsid="00323280"/>
    </style:style>
    <style:style style:name="T22" style:family="text">
      <style:text-properties officeooo:rsid="00386b3d"/>
    </style:style>
    <style:style style:name="T23" style:family="text">
      <style:text-properties officeooo:rsid="003a06be"/>
    </style:style>
    <style:style style:name="T24" style:family="text">
      <style:text-properties officeooo:rsid="003c0040"/>
    </style:style>
    <style:style style:name="T25" style:family="text">
      <style:text-properties officeooo:rsid="003c84a6"/>
    </style:style>
    <style:style style:name="T26" style:family="text">
      <style:text-properties fo:font-weight="bold" officeooo:rsid="00113120" style:font-weight-asian="bold" style:font-weight-complex="bold"/>
    </style:style>
    <style:style style:name="T27" style:family="text">
      <style:text-properties fo:font-weight="bold" officeooo:rsid="0013173b" style:font-weight-asian="bold" style:font-weight-complex="bold"/>
    </style:style>
    <style:style style:name="T28" style:family="text">
      <style:text-properties fo:font-weight="bold" officeooo:rsid="00567c6f" style:font-weight-asian="bold" style:font-weight-complex="bold"/>
    </style:style>
    <style:style style:name="T29" style:family="text">
      <style:text-properties fo:font-weight="bold" officeooo:rsid="0056d96f" style:font-weight-asian="bold" style:font-weight-complex="bold"/>
    </style:style>
    <style:style style:name="T30" style:family="text">
      <style:text-properties fo:font-weight="bold" officeooo:rsid="006bfbff" style:font-weight-asian="bold" style:font-weight-complex="bold"/>
    </style:style>
    <style:style style:name="T31" style:family="text">
      <style:text-properties officeooo:rsid="003deeb0"/>
    </style:style>
    <style:style style:name="T32" style:family="text">
      <style:text-properties officeooo:rsid="003e604c"/>
    </style:style>
    <style:style style:name="T33" style:family="text">
      <style:text-properties officeooo:rsid="00422ae8"/>
    </style:style>
    <style:style style:name="T34" style:family="text">
      <style:text-properties officeooo:rsid="004332f4"/>
    </style:style>
    <style:style style:name="T35" style:family="text">
      <style:text-properties officeooo:rsid="00441cae"/>
    </style:style>
    <style:style style:name="T36" style:family="text">
      <style:text-properties officeooo:rsid="0046bc60"/>
    </style:style>
    <style:style style:name="T37" style:family="text">
      <style:text-properties officeooo:rsid="004a082a"/>
    </style:style>
    <style:style style:name="T38" style:family="text">
      <style:text-properties officeooo:rsid="004a7214"/>
    </style:style>
    <style:style style:name="T39" style:family="text">
      <style:text-properties officeooo:rsid="004b63d0"/>
    </style:style>
    <style:style style:name="T40" style:family="text">
      <style:text-properties officeooo:rsid="004c40fd"/>
    </style:style>
    <style:style style:name="T41" style:family="text">
      <style:text-properties officeooo:rsid="004ccdef"/>
    </style:style>
    <style:style style:name="T42" style:family="text">
      <style:text-properties officeooo:rsid="004d0ce8"/>
    </style:style>
    <style:style style:name="T43" style:family="text">
      <style:text-properties officeooo:rsid="004ea2f5"/>
    </style:style>
    <style:style style:name="T44" style:family="text">
      <style:text-properties officeooo:rsid="00517cba"/>
    </style:style>
    <style:style style:name="T45" style:family="text">
      <style:text-properties officeooo:rsid="0051851d"/>
    </style:style>
    <style:style style:name="T46" style:family="text">
      <style:text-properties officeooo:rsid="0051c1d3"/>
    </style:style>
    <style:style style:name="T47" style:family="text">
      <style:text-properties officeooo:rsid="0052d350"/>
    </style:style>
    <style:style style:name="T48" style:family="text">
      <style:text-properties officeooo:rsid="0055e96f"/>
    </style:style>
    <style:style style:name="T49" style:family="text">
      <style:text-properties officeooo:rsid="00567c6f"/>
    </style:style>
    <style:style style:name="T50" style:family="text">
      <style:text-properties officeooo:rsid="0058257e"/>
    </style:style>
    <style:style style:name="T51" style:family="text">
      <style:text-properties officeooo:rsid="005b3a27"/>
    </style:style>
    <style:style style:name="T52" style:family="text">
      <style:text-properties officeooo:rsid="005e643a"/>
    </style:style>
    <style:style style:name="T53" style:family="text">
      <style:text-properties officeooo:rsid="005f2c46"/>
    </style:style>
    <style:style style:name="T54" style:family="text">
      <style:text-properties officeooo:rsid="006123a5"/>
    </style:style>
    <style:style style:name="T55" style:family="text">
      <style:text-properties officeooo:rsid="00627d38"/>
    </style:style>
    <style:style style:name="T56" style:family="text">
      <style:text-properties officeooo:rsid="00642126"/>
    </style:style>
    <style:style style:name="T57" style:family="text">
      <style:text-properties officeooo:rsid="0064a532"/>
    </style:style>
    <style:style style:name="T58" style:family="text">
      <style:text-properties officeooo:rsid="0064fe40"/>
    </style:style>
    <style:style style:name="T59" style:family="text">
      <style:text-properties officeooo:rsid="00658ae6"/>
    </style:style>
    <style:style style:name="T60" style:family="text">
      <style:text-properties officeooo:rsid="006688be"/>
    </style:style>
    <style:style style:name="T61" style:family="text">
      <style:text-properties officeooo:rsid="00683c24"/>
    </style:style>
    <style:style style:name="T62" style:family="text">
      <style:text-properties officeooo:rsid="00692f14"/>
    </style:style>
    <style:style style:name="T63" style:family="text">
      <style:text-properties officeooo:rsid="006b0c0f"/>
    </style:style>
    <style:style style:name="T64" style:family="text">
      <style:text-properties officeooo:rsid="006d3297"/>
    </style:style>
    <style:style style:name="T65" style:family="text">
      <style:text-properties officeooo:rsid="00705f28"/>
    </style:style>
    <style:style style:name="T66" style:family="text">
      <style:text-properties officeooo:rsid="00710035"/>
    </style:style>
    <style:style style:name="T67" style:family="text">
      <style:text-properties officeooo:rsid="00717159"/>
    </style:style>
    <style:style style:name="T68" style:family="text">
      <style:text-properties officeooo:rsid="0073065a"/>
    </style:style>
    <style:style style:name="T69" style:family="text">
      <style:text-properties officeooo:rsid="00733d38"/>
    </style:style>
    <style:style style:name="T70" style:family="text">
      <style:text-properties officeooo:rsid="0074397a"/>
    </style:style>
    <style:style style:name="T71" style:family="text">
      <style:text-properties officeooo:rsid="00761d59"/>
    </style:style>
    <style:style style:name="T72" style:family="text">
      <style:text-properties officeooo:rsid="00766d02"/>
    </style:style>
    <style:style style:name="T73" style:family="text">
      <style:text-properties officeooo:rsid="00782060"/>
    </style:style>
    <style:style style:name="T74" style:family="text">
      <style:text-properties officeooo:rsid="00796aae"/>
    </style:style>
    <style:style style:name="T75" style:family="text">
      <style:text-properties officeooo:rsid="00798c53"/>
    </style:style>
    <style:style style:name="T76" style:family="text">
      <style:text-properties officeooo:rsid="007b7b3a"/>
    </style:style>
    <style:style style:name="T77" style:family="text">
      <style:text-properties officeooo:rsid="007bbab5"/>
    </style:style>
    <style:style style:name="T78" style:family="text">
      <style:text-properties officeooo:rsid="007c42ef"/>
    </style:style>
    <style:style style:name="T79" style:family="text">
      <style:text-properties officeooo:rsid="007c7891"/>
    </style:style>
    <style:style style:name="T80" style:family="text">
      <style:text-properties officeooo:rsid="007dbf84"/>
    </style:style>
    <style:style style:name="T81" style:family="text">
      <style:text-properties officeooo:rsid="007dd613"/>
    </style:style>
    <style:style style:name="T82" style:family="text">
      <style:text-properties officeooo:rsid="00818b1a"/>
    </style:style>
    <style:style style:name="T83" style:family="text">
      <style:text-properties officeooo:rsid="0083e796"/>
    </style:style>
    <style:style style:name="T84" style:family="text">
      <style:text-properties officeooo:rsid="00844279"/>
    </style:style>
    <style:style style:name="T85" style:family="text">
      <style:text-properties officeooo:rsid="0085974f"/>
    </style:style>
    <style:style style:name="T86" style:family="text">
      <style:text-properties officeooo:rsid="008603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1. QML语言内建的基本类型</text:span></text:p>
      <text:p text:style-name="P3"><text:span text:style-name="T2"/></text:p>
      <text:p text:style-name="P3"><text:span text:style-name="T2">QML对象类型可以用来声明一个对象，这个对象可以包含一些属性</text:span><text:span text:style-name="T3">、信号、函数等，但QML基本类型则不同</text:span><text:span text:style-name="T4">，不能</text:span><text:span text:style-name="T2">用来声明一个对象</text:span><text:span text:style-name="T6">，它表示了属性值的类型</text:span><text:span text:style-name="T8">，可用于自定义属性。</text:span></text:p>
      <text:p text:style-name="P3"><text:span text:style-name="T8"/></text:p>
      <text:p text:style-name="P1"><text:span text:style-name="T26">int</text:span><text:span text:style-name="T7">：整数</text:span><text:span text:style-name="T14">，可以是负数、0、正数</text:span><text:span text:style-name="T16">。</text:span></text:p>
      <text:p text:style-name="P2"><text:span text:style-name="T27">bool</text:span><text:span text:style-name="T9">：true/false</text:span><text:span text:style-name="T16">。</text:span></text:p>
      <text:p text:style-name="P2"><text:span text:style-name="T27">real</text:span><text:span text:style-name="T10">：实数</text:span><text:span text:style-name="T11">，有小数点</text:span><text:span text:style-name="T16">。</text:span></text:p>
      <text:p text:style-name="P2"><text:span text:style-name="T27">double</text:span><text:span text:style-name="T11">：双精度实数</text:span><text:span text:style-name="T12">，有小数点</text:span><text:span text:style-name="T16">。</text:span></text:p>
      <text:p text:style-name="P2"><text:span text:style-name="T27">string</text:span><text:span text:style-name="T13">：字符串，有个length属性</text:span><text:span text:style-name="T15">，保存了字符串的长度</text:span><text:span text:style-name="T25">，</text:span><text:span text:style-name="T17">函数</text:span><text:span text:style-name="T18">“string arg(value)”的使用有点像C++中的占位符，如下代码输出“There are 20 items”。</text:span></text:p>
      <text:p text:style-name="P18">var message = "There are %1 items"</text:p>
      <text:p text:style-name="P18">var count = 20</text:p>
      <text:p text:style-name="P18">console.log(message.arg(count))</text:p>
      <text:p text:style-name="P2"><text:span text:style-name="T27">url</text:span><text:span text:style-name="T19">：资源路径</text:span><text:span text:style-name="T20">，可以是绝对路径或相对路径</text:span><text:span text:style-name="T21">，</text:span><text:span text:style-name="T22">相对路径时就会被转换为URL对象，如果使用了Qt资源系统</text:span><text:span text:style-name="T23">，就要用</text:span><text:span text:style-name="T24">“qrc:///”代替“:/”，如果文件名包含了</text:span><text:span text:style-name="T33">“#”特殊字符，就要用到encodeURIComponent()函数了。</text:span></text:p>
      <text:p text:style-name="P17"><text:span text:style-name="T5">Image {</text:span></text:p>
      <text:p text:style-name="P18"><text:s text:c="4"/>source: "pics/logo.png"</text:p>
      <text:p text:style-name="P18"/>
      <text:p text:style-name="P19"><text:s text:c="4"/>// source: "<text:span text:style-name="T34">qrc:///</text:span>pics/logo.png"</text:p>
      <text:p text:style-name="P19"><text:s text:c="4"/>// source: encodeURIComponent("/<text:span text:style-name="T35">pics</text:span>/<text:span text:style-name="T35">logo</text:span>#1.png") </text:p>
      <text:p text:style-name="P19"/>
      <text:p text:style-name="P18"><text:s text:c="4"/>Component.onCompleted: {</text:p>
      <text:p text:style-name="P18"><text:s text:c="8"/>// This prints 'false'. Although "pics/logo.png" was the input string,</text:p>
      <text:p text:style-name="P18"><text:s text:c="8"/>// it's been converted from a string to a URL, so these two are not the same.</text:p>
      <text:p text:style-name="P18"><text:s text:c="8"/>console.log(source == "pics/logo.png")</text:p>
      <text:p text:style-name="P18"/>
      <text:p text:style-name="P18"><text:s text:c="8"/>// This prints 'true' as Qt.resovledUrl() converts the string into a</text:p>
      <text:p text:style-name="P18"><text:s text:c="8"/>// URL with the correctly resolved path</text:p>
      <text:p text:style-name="P18"><text:s text:c="8"/>console.log(source == Qt.resolvedUrl("pics/logo.png"))</text:p>
      <text:p text:style-name="P18"/>
      <text:p text:style-name="P18"><text:s text:c="8"/>// This prints the absolute path, e.g. "file:///path/to/pics/logo.png"</text:p>
      <text:p text:style-name="P18"><text:s text:c="8"/>console.log(source.toString())</text:p>
      <text:p text:style-name="P18"><text:s text:c="4"/>}</text:p>
      <text:p text:style-name="P18">}</text:p>
      <text:p text:style-name="P14"><text:span text:style-name="T27">list</text:span><text:span text:style-name="T32">：QML对象</text:span><text:span text:style-name="T36">列表，length属性保存了其</text:span><text:span text:style-name="T37">对象个数</text:span><text:span text:style-name="T38">，支持</text:span><text:span text:style-name="T39">“[index]”下标访问</text:span><text:span text:style-name="T40">，如果是自定义列表属性的话最好用</text:span><text:span text:style-name="T41">var代替list</text:span><text:span text:style-name="T42">，var用起来更灵活一些。</text:span></text:p>
      <text:p text:style-name="P14"><text:soft-page-break/><text:span text:style-name="T27">var</text:span><text:span text:style-name="T32">：泛型</text:span><text:span text:style-name="T44">，支持所有的数据类型。</text:span></text:p>
      <text:p text:style-name="P14"><text:span text:style-name="T27">enumeration</text:span><text:span text:style-name="T32">：枚举</text:span><text:span text:style-name="T45">，</text:span><text:span text:style-name="T46">必须在注册过的QML对象类型中定义了才可以使用</text:span><text:span text:style-name="T47">。</text:span></text:p>
      <text:p text:style-name="P14"><text:span text:style-name="T47"/></text:p>
      <text:p text:style-name="P11"><text:span text:style-name="T31">2</text:span><text:span text:style-name="T48">. QtQuick模块提供的基本类型</text:span></text:p>
      <text:p text:style-name="P15"><text:span text:style-name="T49"/></text:p>
      <text:p text:style-name="P5"><text:span text:style-name="T28">color</text:span><text:span text:style-name="T50">：颜色</text:span><text:span text:style-name="T51">，可以是SVG颜色名字如</text:span><text:span text:style-name="T52">“red”</text:span><text:span text:style-name="T51">、十六进制形如</text:span><text:span text:style-name="T53">“#RRGGBB”或“#AARRGGBB”、</text:span><text:span text:style-name="T54">函数如Qt.rgba()等。</text:span></text:p>
      <text:p text:style-name="P6"><text:span text:style-name="T29">font</text:span><text:span text:style-name="T50">：字体</text:span><text:span text:style-name="T55">。</text:span></text:p>
      <text:p text:style-name="P6"><text:span text:style-name="T29">matrix4x4</text:span><text:span text:style-name="T50">：</text:span><text:span text:style-name="T56">4行4列矩阵。</text:span></text:p>
      <text:p text:style-name="P6"><text:span text:style-name="T29">quaternion</text:span><text:span text:style-name="T50">：</text:span><text:span text:style-name="T57">四元数，有</text:span><text:span text:style-name="T58">scalar、x、y、z。</text:span></text:p>
      <text:p text:style-name="P6"><text:span text:style-name="T29">vector2d</text:span><text:span text:style-name="T50">：x</text:span><text:span text:style-name="T59">，y。</text:span></text:p>
      <text:p text:style-name="P6"><text:span text:style-name="T29">vector3d</text:span><text:span text:style-name="T50">：x</text:span><text:span text:style-name="T59">，y，z。</text:span></text:p>
      <text:p text:style-name="P6"><text:span text:style-name="T29">vector4d</text:span><text:span text:style-name="T50">：x</text:span><text:span text:style-name="T59">，y，z，w。</text:span></text:p>
      <text:p text:style-name="P6"><text:span text:style-name="T29">date</text:span><text:span text:style-name="T50">：日期</text:span><text:span text:style-name="T60">。</text:span></text:p>
      <text:p text:style-name="P6"><text:span text:style-name="T29">point</text:span><text:span text:style-name="T50">：点</text:span><text:span text:style-name="T61">，x和y。</text:span></text:p>
      <text:p text:style-name="P6"><text:span text:style-name="T29">size</text:span><text:span text:style-name="T50">：width和height</text:span><text:span text:style-name="T62">。</text:span></text:p>
      <text:p text:style-name="P6"><text:span text:style-name="T29">rect</text:span><text:span text:style-name="T50">：x</text:span><text:span text:style-name="T62">，y，width，height。</text:span></text:p>
      <text:p text:style-name="P6"><text:span text:style-name="T62"/></text:p>
      <text:p text:style-name="P12"><text:span text:style-name="T63">3. QML对象类型</text:span></text:p>
      <text:p text:style-name="P16"><text:span text:style-name="T63"/></text:p>
      <text:p text:style-name="P7"><text:span text:style-name="T30">Date</text:span><text:span text:style-name="T64">：日期</text:span><text:span text:style-name="T65">，定义了一些设置日期</text:span><text:span text:style-name="T66">、时间格式的函数。</text:span></text:p>
      <text:p text:style-name="P8"><text:span text:style-name="T30">Number</text:span><text:span text:style-name="T64">：数字</text:span><text:span text:style-name="T67">，</text:span><text:span text:style-name="T65">定义了一些设置数字</text:span><text:span text:style-name="T66">格式的函数。</text:span></text:p>
      <text:p text:style-name="P7"><text:span text:style-name="T30">String</text:span><text:span text:style-name="T64">：字符串</text:span><text:span text:style-name="T68">，有个函数</text:span><text:span text:style-name="T69">“string arg(value)”</text:span><text:span text:style-name="T70">，value用于替换占位符中的内容。</text:span></text:p>
      <text:p text:style-name="P7"><text:span text:style-name="T30">Component</text:span><text:span text:style-name="T64">：封装了QML组件的定义</text:span><text:span text:style-name="T71">。</text:span></text:p>
      <text:p text:style-name="P7"><text:span text:style-name="T30">QtObject</text:span><text:span text:style-name="T64">：只有一个</text:span><text:span text:style-name="T72">“objectName”属性，是C++访问QML的接口</text:span><text:span text:style-name="T73">。</text:span></text:p>
      <text:p text:style-name="P7"><text:span text:style-name="T30">Qt</text:span><text:span text:style-name="T64">：全局对象</text:span><text:span text:style-name="T74">，提供了一些有用的函数。</text:span></text:p>
      <text:p text:style-name="P7"><text:span text:style-name="T30">Locale</text:span><text:span text:style-name="T64">：环境场所设置</text:span><text:span text:style-name="T75">，通过Qt</text:span><text:span text:style-name="T76">.locale()函数创建。</text:span></text:p>
      <text:p text:style-name="P7"><text:span text:style-name="T30">Binding</text:span><text:span text:style-name="T64">：属性绑定</text:span><text:span text:style-name="T77">。</text:span></text:p>
      <text:p text:style-name="P7"><text:span text:style-name="T30">Connections</text:span><text:span text:style-name="T64">：</text:span><text:span text:style-name="T78">连接信号</text:span><text:span text:style-name="T79">。</text:span></text:p>
      <text:p text:style-name="P7"><text:span text:style-name="T30">Instantiator</text:span><text:span text:style-name="T64">：动态创建对象</text:span><text:span text:style-name="T80">。</text:span></text:p>
      <text:p text:style-name="P7"><text:span text:style-name="T30">Timer</text:span><text:span text:style-name="T64">：定时器</text:span><text:span text:style-name="T81">。</text:span></text:p>
      <text:p text:style-name="P4"><text:span text:style-name="T43"/></text:p>
      <text:p text:style-name="P13"><text:span text:style-name="T82">4. 自定义QML类型</text:span></text:p>
      <text:p text:style-name="P9"><text:span text:style-name="T83"/></text:p>
      <text:p text:style-name="P9"><text:span text:style-name="T83">我们也可以自定义QML类型</text:span><text:span text:style-name="T84">，最简单的办法就是直接使用首字母大写的QML文件名</text:span><text:span text:style-name="T85">，也可以通过C++来定义</text:span><text:span text:style-name="T86">。</text:span></text:p>
      <text:p text:style-name="P9"><text:span text:style-name="T8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1-28T10:55:55</meta:creation-date>
    <meta:generator>LibreOffice/4.0.2.2$Linux_X86_64 LibreOffice_project/400m0$Build-2</meta:generator>
    <dc:date>2014-11-28T15:25:29</dc:date>
    <dc:creator>hanjunjie </dc:creator>
    <meta:editing-duration>PT4H28M42S</meta:editing-duration>
    <meta:editing-cycles>122</meta:editing-cycles>
    <meta:document-statistic meta:table-count="0" meta:image-count="0" meta:object-count="0" meta:page-count="2" meta:paragraph-count="55" meta:word-count="791" meta:character-count="1852" meta:non-whitespace-character-count="1690"/>
  </office:meta>
</office:document-meta>
</file>